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VENIQ Pets – Partner Data Sharing Canon</text:p>
      <text:h text:style-name="Heading_20_1" text:outline-level="1">Partnership Classification</text:h>
      <text:p text:style-name="Standard">Future partners such as Chewy and Bissell Pet Foundation are classified as Trust Stewards, not operators. They do not control emergency routing, data adjudication, or enforcement logic.</text:p>
      <text:h text:style-name="Heading_20_1" text:outline-level="1">Data That May Be Shared</text:h>
      <text:p text:style-name="Standard">• Aggregated, anonymized impact metrics<text:line-break/>• County-level outcome statistics<text:line-break/>• Shelter capacity and system utilization summaries<text:line-break/>• Non-identifying pilot performance reports</text:p>
      <text:h text:style-name="Heading_20_1" text:outline-level="1">Data That Is Never Shared</text:h>
      <text:p text:style-name="Standard">• Owner personal contact information<text:line-break/>• Finder identities<text:line-break/>• Exact GPS coordinates of active cases<text:line-break/>• Real-time emergency case data<text:line-break/>• Law enforcement accountability logs at the individual level</text:p>
      <text:h text:style-name="Heading_20_1" text:outline-level="1">Explicit Prohibitions</text:h>
      <text:p text:style-name="Standard">No partner receives API access to live case data. No partner may initiate alerts, contact finders, or influence routing decisions.</text:p>
      <text:h text:style-name="Heading_20_1" text:outline-level="1">Governance</text:h>
      <text:p text:style-name="Standard">All data-sharing agreements are reviewed under PROVENIQ Canon Law and must default to least-privilege access.</text:p>
      <text:h text:style-name="Heading_20_1" text:outline-level="1">Public Trust Priority</text:h>
      <text:p text:style-name="Standard">If a partnership requirement conflicts with user safety, privacy, or public trust, the partnership is declin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5.2$Windows_X86_64 LibreOffice_project/bffef4ea93e59bebbeaf7f431bb02b1a39ee8a59</meta:generator>
    <meta:document-statistic meta:table-count="0" meta:image-count="0" meta:object-count="0" meta:page-count="1" meta:paragraph-count="13" meta:word-count="152" meta:character-count="1062" meta:non-whitespace-character-count="922"/>
    <meta:user-defined meta:name="AppVersion">14.0000</meta:user-defined>
    <meta:template xlink:type="simple" xlink:actuate="onRequest" xlink:title="Normal.dotm" xlink:href=""/>
  </office:meta>
</office:document-meta>
</file>